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b66" officeooo:paragraph-rsid="001df6b3"/>
    </style:style>
    <style:style style:name="P2" style:family="paragraph" style:parent-style-name="Standard">
      <style:text-properties officeooo:rsid="001d2caf" officeooo:paragraph-rsid="001df6b3"/>
    </style:style>
    <style:style style:name="T1" style:family="text">
      <style:text-properties officeooo:rsid="001ea6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dent@MIT-ICT-LAB5-20:~$ cd PrateekOS</text:p>
      <text:p text:style-name="Standard">student@MIT-ICT-LAB5-20:~/PrateekOS$ mkdir LAB-2</text:p>
      <text:p text:style-name="Standard">student@MIT-ICT-LAB5-20:~/PrateekOS$ touch que1.txt</text:p>
      <text:p text:style-name="Standard">student@MIT-ICT-LAB5-20:~/PrateekOS$ cat &gt;&gt; que1.txt</text:p>
      <text:p text:style-name="Standard">hello</text:p>
      <text:p text:style-name="Standard">apple</text:p>
      <text:p text:style-name="Standard">pineapple 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^C</text:p>
      <text:p text:style-name="Standard">student@MIT-ICT-LAB5-20:~/PrateekOS$ cat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$ grep apple fruitlist.txt</text:p>
      <text:p text:style-name="Standard">grep: fruitlist.txt: No such file or directory</text:p>
      <text:p text:style-name="Standard">student@MIT-ICT-LAB5-20:~/PrateekOS$ grep apple que1.txt</text:p>
      <text:p text:style-name="Standard">apple</text:p>
      <text:p text:style-name="Standard">pineapple</text:p>
      <text:p text:style-name="Standard">student@MIT-ICT-LAB5-20:~/PrateekOS$ grep -x apple que1.txt</text:p>
      <text:p text:style-name="Standard">apple</text:p>
      <text:p text:style-name="Standard">student@MIT-ICT-LAB5-20:~/PrateekOS$ grep -x berry que1.txt</text:p>
      <text:p text:style-name="Standard">student@MIT-ICT-LAB5-20:~/PrateekOS$ grep berry que1.txt</text:p>
      <text:p text:style-name="Standard">strawberry</text:p>
      <text:p text:style-name="Standard">blueberry</text:p>
      <text:p text:style-name="Standard">student@MIT-ICT-LAB5-20:~/PrateekOS$ grep an que1.txt</text:p>
      <text:p text:style-name="Standard">banan</text:p>
      <text:p text:style-name="Standard">orange</text:p>
      <text:p text:style-name="Standard">mango</text:p>
      <text:p text:style-name="Standard">student@MIT-ICT-LAB5-20:~/PrateekOS$ grep ^a que1.txt</text:p>
      <text:p text:style-name="Standard">apple</text:p>
      <text:p text:style-name="Standard">student@MIT-ICT-LAB5-20:~/PrateekOS$ grep ^p que1.txt</text:p>
      <text:p text:style-name="Standard">pineapple</text:p>
      <text:p text:style-name="Standard">student@MIT-ICT-LAB5-20:~/PrateekOS$ grep ^b que1.txt</text:p>
      <text:p text:style-name="Standard">banan</text:p>
      <text:p text:style-name="Standard">blueberry</text:p>
      <text:p text:style-name="Standard">student@MIT-ICT-LAB5-20:~/PrateekOS$ grep -v apple que1.txt</text:p>
      <text:p text:style-name="Standard">hello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$ grep -v berry que1.txt</text:p>
      <text:p text:style-name="Standard"><text:soft-page-break/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udent@MIT-ICT-LAB5-20:~/PrateekOS$ grep -v an que1.txt</text:p>
      <text:p text:style-name="Standard">hello</text:p>
      <text:p text:style-name="Standard">apple</text:p>
      <text:p text:style-name="Standard">pineapple</text:p>
      <text:p text:style-name="Standard">strawberry</text:p>
      <text:p text:style-name="Standard">blueberry</text:p>
      <text:p text:style-name="Standard">student@MIT-ICT-LAB5-20:~/PrateekOS$ sort que1.txt</text:p>
      <text:p text:style-name="Standard">apple</text:p>
      <text:p text:style-name="Standard">banan</text:p>
      <text:p text:style-name="Standard">blueberry</text:p>
      <text:p text:style-name="Standard">hello</text:p>
      <text:p text:style-name="Standard">mango</text:p>
      <text:p text:style-name="Standard">orange</text:p>
      <text:p text:style-name="Standard">pineapple</text:p>
      <text:p text:style-name="Standard">strawberry</text:p>
      <text:p text:style-name="Standard">student@MIT-ICT-LAB5-20:~/PrateekOS$ wc *</text:p>
      <text:p text:style-name="Standard">wc: LAB-1: Is a directory</text:p>
      <text:p text:style-name="Standard"><text:s text:c="6"/>0 <text:s text:c="6"/>0 <text:s text:c="6"/>0 LAB-1</text:p>
      <text:p text:style-name="Standard">wc: LAB-2: Is a directory</text:p>
      <text:p text:style-name="Standard"><text:s text:c="6"/>0 <text:s text:c="6"/>0 <text:s text:c="6"/>0 LAB-2</text:p>
      <text:p text:style-name="Standard"><text:s text:c="6"/>8 <text:s text:c="6"/>8 <text:s text:c="5"/>62 que1.txt</text:p>
      <text:p text:style-name="Standard"><text:s text:c="6"/>8 <text:s text:c="6"/>8 <text:s text:c="5"/>62 total</text:p>
      <text:p text:style-name="Standard">student@MIT-ICT-LAB5-20:~/PrateekOS$ wc que1.txt</text:p>
      <text:p text:style-name="Standard"><text:s/>8 <text:s/>8 62 que1.txt</text:p>
      <text:p text:style-name="Standard">student@MIT-ICT-LAB5-20:~/PrateekOS$ cut -c 1-3 que1.txt</text:p>
      <text:p text:style-name="Standard">hel</text:p>
      <text:p text:style-name="Standard">app</text:p>
      <text:p text:style-name="Standard">pin</text:p>
      <text:p text:style-name="Standard">ban</text:p>
      <text:p text:style-name="Standard">ora</text:p>
      <text:p text:style-name="Standard">man</text:p>
      <text:p text:style-name="Standard">str</text:p>
      <text:p text:style-name="Standard">blu</text:p>
      <text:p text:style-name="Standard">student@MIT-ICT-LAB5-20:~/PrateekOS$ cut -c 1,3 que1.txt</text:p>
      <text:p text:style-name="Standard">hl</text:p>
      <text:p text:style-name="Standard">ap</text:p>
      <text:p text:style-name="Standard">pn</text:p>
      <text:p text:style-name="Standard">bn</text:p>
      <text:p text:style-name="Standard">oa</text:p>
      <text:p text:style-name="Standard">mn</text:p>
      <text:p text:style-name="Standard">sr</text:p>
      <text:p text:style-name="Standard">bu</text:p>
      <text:p text:style-name="Standard">student@MIT-ICT-LAB5-20:~/PrateekOS$ cut -c 1,3,6 que1.txt</text:p>
      <text:p text:style-name="Standard">hl</text:p>
      <text:p text:style-name="Standard">ap</text:p>
      <text:p text:style-name="Standard">pnp</text:p>
      <text:p text:style-name="Standard"><text:soft-page-break/>bn</text:p>
      <text:p text:style-name="Standard">oae</text:p>
      <text:p text:style-name="Standard">mn</text:p>
      <text:p text:style-name="Standard">srb</text:p>
      <text:p text:style-name="Standard">bue</text:p>
      <text:p text:style-name="Standard">student@MIT-ICT-LAB5-20:~/PrateekOS$ cut -c 3- que1.txt</text:p>
      <text:p text:style-name="Standard">llo</text:p>
      <text:p text:style-name="Standard">ple</text:p>
      <text:p text:style-name="Standard">neapple</text:p>
      <text:p text:style-name="Standard">nan</text:p>
      <text:p text:style-name="Standard">ange</text:p>
      <text:p text:style-name="Standard">ngo</text:p>
      <text:p text:style-name="Standard">rawberry</text:p>
      <text:p text:style-name="Standard">ueberry</text:p>
      <text:p text:style-name="Standard">student@MIT-ICT-LAB5-20:~/PrateekOS$ cut -f 1,3,6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$ cut -f 1,3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$ sed 's/hello/bye/' Reference</text:p>
      <text:p text:style-name="Standard">sed: can't read Reference: No such file or directory</text:p>
      <text:p text:style-name="Standard">student@MIT-ICT-LAB5-20:~/PrateekOS$ sed 's/hello/bye/' que1.txt</text:p>
      <text:p text:style-name="Standard">bye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$ mv que1.txt /LAB-2</text:p>
      <text:p text:style-name="Standard">mv: cannot create regular file '/LAB-2': Permission denied</text:p>
      <text:p text:style-name="Standard">student@MIT-ICT-LAB5-20:~/PrateekOS$ mv que1.txt LAB-2</text:p>
      <text:p text:style-name="Standard">student@MIT-ICT-LAB5-20:~/PrateekOS$ sed 's/apple/bye/g' que1.txt</text:p>
      <text:p text:style-name="Standard">sed: can't read que1.txt: No such file or directory</text:p>
      <text:p text:style-name="Standard">student@MIT-ICT-LAB5-20:~/PrateekOS$ cd LAB-2</text:p>
      <text:p text:style-name="Standard">student@MIT-ICT-LAB5-20:~/PrateekOS/LAB-2$ sed 's/apple/bye/g' que1.txt</text:p>
      <text:p text:style-name="Standard">hello</text:p>
      <text:p text:style-name="Standard">bye</text:p>
      <text:p text:style-name="Standard"><text:soft-page-break/>pineby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sed 's/apple/bye/2g'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sed 's/apple/bye/1g' que1.txt</text:p>
      <text:p text:style-name="Standard">hello</text:p>
      <text:p text:style-name="Standard">bye</text:p>
      <text:p text:style-name="Standard">pineby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sed 's/berry/cherry/6g'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sed 's/berry/cherry/4g'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sed 's/berry/cherry/'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cherry</text:p>
      <text:p text:style-name="Standard">bluecherry</text:p>
      <text:p text:style-name="Standard">student@MIT-ICT-LAB5-20:~/PrateekOS/LAB-2$ sed 's/berry/cherry/g' que1.txt</text:p>
      <text:p text:style-name="Standard"><text:soft-page-break/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cherry</text:p>
      <text:p text:style-name="Standard">bluecherry</text:p>
      <text:p text:style-name="Standard">student@MIT-ICT-LAB5-20:~/PrateekOS/LAB-2$ sed 's/berry/cherry/2g'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sed 's/berry/cherry/1g'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cherry</text:p>
      <text:p text:style-name="Standard">bluecherry</text:p>
      <text:p text:style-name="Standard">student@MIT-ICT-LAB5-20:~/PrateekOS/LAB-2$ cat que1.txt</text:p>
      <text:p text:style-name="Standard">hello</text:p>
      <text:p text:style-name="Standard">apple</text:p>
      <text:p text:style-name="Standard">pineappl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sed -e 's/apple/bye/' que1.txt &gt; q2.txt</text:p>
      <text:p text:style-name="Standard">student@MIT-ICT-LAB5-20:~/PrateekOS/LAB-2$ sed -i -e 's/apple/bye/' que1.txt</text:p>
      <text:p text:style-name="Standard">student@MIT-ICT-LAB5-20:~/PrateekOS/LAB-2$ sed -e '/^a/d' que1.txt</text:p>
      <text:p text:style-name="Standard">hello</text:p>
      <text:p text:style-name="Standard">bye</text:p>
      <text:p text:style-name="Standard">pineby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sed -e '/^b/d' que1.txt</text:p>
      <text:p text:style-name="Standard">hello</text:p>
      <text:p text:style-name="Standard">pinebye</text:p>
      <text:p text:style-name="Standard">orange</text:p>
      <text:p text:style-name="Standard">mango</text:p>
      <text:p text:style-name="Standard">strawberry</text:p>
      <text:p text:style-name="Standard"><text:soft-page-break/>student@MIT-ICT-LAB5-20:~/PrateekOS/LAB-2$ sed -i '/^b/a' "gg" <text:s/>que1.txt</text:p>
      <text:p text:style-name="Standard">sed: -e expression #1, char 5: expected \ after `a', `c' or `i'</text:p>
      <text:p text:style-name="Standard">student@MIT-ICT-LAB5-20:~/PrateekOS/LAB-2$ sed -i '/b/a' "gg" <text:s/>que1.txt</text:p>
      <text:p text:style-name="Standard">sed: -e expression #1, char 4: expected \ after `a', `c' or `i'</text:p>
      <text:p text:style-name="Standard">student@MIT-ICT-LAB5-20:~/PrateekOS/LAB-2$ sed -i '/banan/a' "gg" <text:s/>que1.txt</text:p>
      <text:p text:style-name="Standard">sed: -e expression #1, char 8: expected \ after `a', `c' or `i'</text:p>
      <text:p text:style-name="Standard">student@MIT-ICT-LAB5-20:~/PrateekOS/LAB-2$ sed -i '/banan/a' "gg"' <text:s/>que1.txt</text:p>
      <text:p text:style-name="Standard">&gt; </text:p>
      <text:p text:style-name="Standard">&gt; hellotgfd</text:p>
      <text:p text:style-name="Standard">&gt; ^C</text:p>
      <text:p text:style-name="Standard">student@MIT-ICT-LAB5-20:~/PrateekOS/LAB-2$ sed -i '/b/a' "gg"' <text:s/>que1.txt</text:p>
      <text:p text:style-name="Standard">&gt; ^C</text:p>
      <text:p text:style-name="Standard">student@MIT-ICT-LAB5-20:~/PrateekOS/LAB-2$ sed -e '4,$d' que1.txt</text:p>
      <text:p text:style-name="Standard">hello</text:p>
      <text:p text:style-name="Standard">bye</text:p>
      <text:p text:style-name="Standard">pinebye</text:p>
      <text:p text:style-name="Standard">student@MIT-ICT-LAB5-20:~/PrateekOS/LAB-2$ sed -e '5,$d' que1.txt</text:p>
      <text:p text:style-name="Standard">hello</text:p>
      <text:p text:style-name="Standard">bye</text:p>
      <text:p text:style-name="Standard">pinebye</text:p>
      <text:p text:style-name="Standard">banan</text:p>
      <text:p text:style-name="Standard">student@MIT-ICT-LAB5-20:~/PrateekOS/LAB-2$ cat que1.txt|tr [a-z][A-Z]</text:p>
      <text:p text:style-name="Standard">tr: missing operand after ‘[a-z][A-Z]’</text:p>
      <text:p text:style-name="Standard">Two strings must be given when translating.</text:p>
      <text:p text:style-name="Standard">Try 'tr --help' for more information.</text:p>
      <text:p text:style-name="Standard">student@MIT-ICT-LAB5-20:~/PrateekOS/LAB-2$ cat que1.txt| tr [a-z][A-Z]</text:p>
      <text:p text:style-name="Standard">tr: missing operand after ‘[a-z][A-Z]’</text:p>
      <text:p text:style-name="Standard">Two strings must be given when translating.</text:p>
      <text:p text:style-name="Standard">Try 'tr --help' for more information.</text:p>
      <text:p text:style-name="Standard">student@MIT-ICT-LAB5-20:~/PrateekOS/LAB-2$ cat que1.txt| tr [a-z] [A-Z]</text:p>
      <text:p text:style-name="Standard">HELLO</text:p>
      <text:p text:style-name="Standard">BYE</text:p>
      <text:p text:style-name="Standard">PINEBY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cat que1.txt| tr [a-p] [A-P]</text:p>
      <text:p text:style-name="Standard">HELLO</text:p>
      <text:p text:style-name="Standard">ByE</text:p>
      <text:p text:style-name="Standard">PINEByE</text:p>
      <text:p text:style-name="Standard">BANAN</text:p>
      <text:p text:style-name="Standard">OrANGE</text:p>
      <text:p text:style-name="Standard">MANGO</text:p>
      <text:p text:style-name="Standard">strAwBErry</text:p>
      <text:p text:style-name="Standard">BLuEBErry</text:p>
      <text:p text:style-name="Standard">student@MIT-ICT-LAB5-20:~/PrateekOS/LAB-2$ tr 'abcde' 'mnopq'</text:p>
      <text:p text:style-name="Standard">^C <text:s text:c="9"/></text:p>
      <text:p text:style-name="Standard">student@MIT-ICT-LAB5-20:~/PrateekOS/LAB-2$ tr 'abcde''mnopq'</text:p>
      <text:p text:style-name="Standard">tr: missing operand after ‘abcdemnopq’</text:p>
      <text:p text:style-name="Standard">Two strings must be given when translating.</text:p>
      <text:p text:style-name="Standard"><text:soft-page-break/>Try 'tr --help' for more information.</text:p>
      <text:p text:style-name="Standard">student@MIT-ICT-LAB5-20:~/PrateekOS/LAB-2$ tr 'abcde' 'mnopq'</text:p>
      <text:p text:style-name="Standard">^C</text:p>
      <text:p text:style-name="Standard">student@MIT-ICT-LAB5-20:~/PrateekOS/LAB-2$ tr [a-e] [m-q]</text:p>
      <text:p text:style-name="Standard">^C</text:p>
      <text:p text:style-name="Standard">student@MIT-ICT-LAB5-20:~/PrateekOS/LAB-2$ ps</text:p>
      <text:p text:style-name="Standard"><text:s text:c="4"/>PID TTY <text:s text:c="9"/>TIME CMD</text:p>
      <text:p text:style-name="Standard"><text:s text:c="3"/>2111 pts/0 <text:s text:c="3"/>00:00:00 bash</text:p>
      <text:p text:style-name="Standard"><text:s text:c="3"/>3046 pts/0 <text:s text:c="3"/>00:00:00 cat</text:p>
      <text:p text:style-name="Standard"><text:s text:c="3"/>5074 pts/0 <text:s text:c="3"/>00:00:00 ps</text:p>
      <text:p text:style-name="Standard">student@MIT-ICT-LAB5-20:~/PrateekOS/LAB-2$ kill</text:p>
      <text:p text:style-name="Standard">kill: usage: kill [-s sigspec | -n signum | -sigspec] pid | jobspec ... or kill -l [sigspec]</text:p>
      <text:p text:style-name="Standard">student@MIT-ICT-LAB5-20:~/PrateekOS/LAB-2$ kill 1234</text:p>
      <text:p text:style-name="Standard">bash: kill: (1234) - Operation not permitted</text:p>
      <text:p text:style-name="Standard">student@MIT-ICT-LAB5-20:~/PrateekOS/LAB-2$ kill hello1.c</text:p>
      <text:p text:style-name="Standard">bash: kill: hello1.c: arguments must be process or job IDs</text:p>
      <text:p text:style-name="Standard">student@MIT-ICT-LAB5-20:~/PrateekOS/LAB-2$ chmod 777 que1.txt</text:p>
      <text:p text:style-name="Standard">student@MIT-ICT-LAB5-20:~/PrateekOS/LAB-2$ x=5</text:p>
      <text:p text:style-name="Standard">student@MIT-ICT-LAB5-20:~/PrateekOS/LAB-2$ echo x</text:p>
      <text:p text:style-name="Standard">x</text:p>
      <text:p text:style-name="Standard">student@MIT-ICT-LAB5-20:~/PrateekOS/LAB-2$ echo $x</text:p>
      <text:p text:style-name="Standard">5</text:p>
      <text:p text:style-name="Standard">student@MIT-ICT-LAB5-20:~/PrateekOS/LAB-2$ bc</text:p>
      <text:p text:style-name="Standard">bc 1.07.1</text:p>
      <text:p text:style-name="Standard">Copyright 1991-1994, 1997, 1998, 2000, 2004, 2006, 2008, 2012-2017 Free Software Foundation, Inc.</text:p>
      <text:p text:style-name="Standard">This is free software with ABSOLUTELY NO WARRANTY.</text:p>
      <text:p text:style-name="Standard">For details type `warranty'. </text:p>
      <text:p text:style-name="Standard">5+2</text:p>
      <text:p text:style-name="Standard">7</text:p>
      <text:p text:style-name="Standard">5/2</text:p>
      <text:p text:style-name="Standard">2</text:p>
      <text:p text:style-name="Standard">5%2</text:p>
      <text:p text:style-name="Standard">1</text:p>
      <text:p text:style-name="Standard">5&gt;2</text:p>
      <text:p text:style-name="Standard">1</text:p>
      <text:p text:style-name="Standard">5&lt;2</text:p>
      <text:p text:style-name="Standard">0</text:p>
      <text:p text:style-name="Standard">^C</text:p>
      <text:p text:style-name="Standard">(interrupt) use quit to exit.</text:p>
      <text:p text:style-name="Standard">quit</text:p>
      <text:p text:style-name="Standard">student@MIT-ICT-LAB5-20:~/PrateekOS/LAB-2$ vi q2.txt</text:p>
      <text:p text:style-name="Standard"/>
      <text:p text:style-name="Standard">[2]+ <text:s/>Stopped <text:s text:c="16"/>vi q2.txt</text:p>
      <text:p text:style-name="Standard">student@MIT-ICT-LAB5-20:~/PrateekOS/LAB-2$ vi q2.txt</text:p>
      <text:p text:style-name="Standard"/>
      <text:p text:style-name="Standard">[3]+ <text:s/>Stopped <text:s text:c="16"/>vi q2.txt</text:p>
      <text:p text:style-name="Standard"/>
      <text:p text:style-name="P2">2.</text:p>
      <text:p text:style-name="P2"><text:tab/>1.</text:p>
      <text:p text:style-name="P2"/>
      <text:p text:style-name="P2"><text:tab/>student@MIT-ICT-LAB5-20:~/PrateekOS/LAB-2$ grep -E '^.{2}$' que1.txt</text:p>
      <text:p text:style-name="P2"><text:soft-page-break/><text:tab/>student@MIT-ICT-LAB5-20:~/PrateekOS/LAB-2$ grep -E '^.{5}$' que1.txt</text:p>
      <text:p text:style-name="P2"><text:tab/>hello</text:p>
      <text:p text:style-name="P2"><text:tab/>banan</text:p>
      <text:p text:style-name="P2"><text:tab/>mango</text:p>
      <text:p text:style-name="P2"><text:tab/>student@MIT-ICT-LAB5-20:~/PrateekOS/LAB-2$ grep -E '^.{3}$' que1.txt</text:p>
      <text:p text:style-name="P2"><text:tab/>bye</text:p>
      <text:p text:style-name="P2"/>
      <text:p text:style-name="P2"><text:tab/>2 .</text:p>
      <text:p text:style-name="P2"><text:tab/></text:p>
      <text:p text:style-name="P2"><text:tab/>student@MIT-ICT-LAB5-20:~/PrateekOS/LAB-2$ grep '^[A-Z]' que1.txt</text:p>
      <text:p text:style-name="P2"><text:tab/>student@MIT-ICT-LAB5-20:~/PrateekOS/LAB-2$ grep '^[a-p]' que1.txt</text:p>
      <text:p text:style-name="P2"><text:tab/>hello</text:p>
      <text:p text:style-name="P2"><text:tab/>bye</text:p>
      <text:p text:style-name="P2"><text:tab/>pinebye</text:p>
      <text:p text:style-name="P2"><text:tab/>banan</text:p>
      <text:p text:style-name="P2"><text:tab/>orange</text:p>
      <text:p text:style-name="P2"><text:tab/>mango</text:p>
      <text:p text:style-name="P2"><text:tab/>blueberry</text:p>
      <text:p text:style-name="P2"><text:tab/>student@MIT-ICT-LAB5-20:~/PrateekOS/LAB-2$ grep '^[a-e]' que1.txt</text:p>
      <text:p text:style-name="P2"><text:tab/>bye<text:tab/><text:tab/></text:p>
      <text:p text:style-name="P2"><text:tab/>banan</text:p>
      <text:p text:style-name="P2"><text:tab/>blueberry<text:tab/></text:p>
      <text:p text:style-name="P2"><text:tab/>student@MIT-ICT-LAB5-20:~/PrateekOS/LAB-2$ grep '^[m-p]' que1.txt</text:p>
      <text:p text:style-name="P2"><text:tab/>pinebye</text:p>
      <text:p text:style-name="P2"><text:tab/>orange</text:p>
      <text:p text:style-name="P2"><text:tab/>mango</text:p>
      <text:p text:style-name="P2"/>
      <text:p text:style-name="P2"><text:tab/>3 </text:p>
      <text:p text:style-name="P2"><text:tab/></text:p>
      <text:p text:style-name="P2"><text:tab/>student@MIT-ICT-LAB5-20:~/PrateekOS/LAB-2$ grep '\.$' que1.txt</text:p>
      <text:p text:style-name="P2"><text:tab/>student@MIT-ICT-LAB5-20:~/PrateekOS/LAB-2$ grep '\a$' que1.txt</text:p>
      <text:p text:style-name="P2"><text:tab/>student@MIT-ICT-LAB5-20:~/PrateekOS/LAB-2$ grep '\y$' que1.txt</text:p>
      <text:p text:style-name="P2"><text:tab/>strawberry</text:p>
      <text:p text:style-name="P2"><text:tab/>blueberry</text:p>
      <text:p text:style-name="P2"><text:tab/>student@MIT-ICT-LAB5-20:~/PrateekOS/LAB-2$ grep '\e$' que1.txt</text:p>
      <text:p text:style-name="P2"><text:tab/>bye</text:p>
      <text:p text:style-name="P2"><text:tab/>pinebye</text:p>
      <text:p text:style-name="P2"><text:tab/>orange</text:p>
      <text:p text:style-name="P2"/>
      <text:p text:style-name="P2"><text:tab/><text:span text:style-name="T1">4</text:span></text:p>
      <text:p text:style-name="P2"><text:tab/></text:p>
      <text:p text:style-name="P2"><text:tab/>student@MIT-ICT-LAB5-20:~/PrateekOS/LAB-2$ grep ' ' que1.txt</text:p>
      <text:p text:style-name="P2"><text:tab/>student@MIT-ICT-LAB5-20:~/PrateekOS/LAB-2$ cd ..</text:p>
      <text:p text:style-name="P2"><text:tab/>student@MIT-ICT-LAB5-20:~/PrateekOS$ cd LAB-1</text:p>
      <text:p text:style-name="P2"><text:tab/>student@MIT-ICT-LAB5-20:~/PrateekOS/LAB-1$ grep ' ' Reference</text:p>
      <text:p text:style-name="P2"><text:tab/>My name is Prateek Anand</text:p>
      <text:p text:style-name="P2"><text:tab/></text:p>
      <text:p text:style-name="P2"><text:tab/><text:span text:style-name="T1">5</text:span></text:p>
      <text:p text:style-name="P2"><text:tab/></text:p>
      <text:p text:style-name="P2"><text:tab/>student@MIT-ICT-LAB5-20:~/PrateekOS/LAB-2$ grep ‘[0-9]’ que1.txt &gt;ref.txt</text:p>
      <text:p text:style-name="P2"><text:tab/>student@MIT-ICT-LAB5-20:~/PrateekOS/LAB-2$ grep ‘[a-p]’ que1.txt &gt;ref.txt</text:p>
      <text:p text:style-name="P2"><text:tab/>student@MIT-ICT-LAB5-20:~/PrateekOS/LAB-2$ grep ‘b’ que1.txt &gt;ref.txt</text:p>
      <text:p text:style-name="P2"><text:soft-page-break/></text:p>
      <text:p text:style-name="P2"/>
      <text:p text:style-name="P2"/>
      <text:p text:style-name="P1">3.</text:p>
      <text:p text:style-name="P1"/>
      <text:p text:style-name="P1">student@MIT-ICT-LAB5-20:~/PrateekOS/LAB-2$ vi StudentInformation.txt</text:p>
      <text:p text:style-name="P1"/>
      <text:p text:style-name="P1">[4]+ <text:s/>Stopped <text:s text:c="16"/>vi StudentInformation.txt</text:p>
      <text:p text:style-name="P1">student@MIT-ICT-LAB5-20:~/PrateekOS/LAB-2$ vi StudentInformation.txt</text:p>
      <text:p text:style-name="P1">student@MIT-ICT-LAB5-20:~/PrateekOS/LAB-2$ cat StudentInformation.txt</text:p>
      <text:p text:style-name="P1">210911194:abc:ICT:IT:A:DAA:OS:Al</text:p>
      <text:p text:style-name="P1">210911180:bfd:ICT:CCE:A:DBS:AL:OS</text:p>
      <text:p text:style-name="P1">210914324</text:p>
      <text:p text:style-name="P1">210911125:terg:cse:c:flat:dbs:es<text:tab/></text:p>
      <text:p text:style-name="P1"/>
      <text:p text:style-name="P1">student@MIT-ICT-LAB5-20:~/PrateekOS/LAB-2$ grep ':ICT:' StudentInformation.txt</text:p>
      <text:p text:style-name="P1">210911194:abc:ICT:IT:A:DAA:OS:Al</text:p>
      <text:p text:style-name="P1">210911180:bfd:ICT:CCE:A:DBS:AL:OS</text:p>
      <text:p text:style-name="P1">student@MIT-ICT-LAB5-20:~/PrateekOS/LAB-2$ grep -c ':ICT:' StudentInformation.txt</text:p>
      <text:p text:style-name="P1">2</text:p>
      <text:p text:style-name="P1">student@MIT-ICT-LAB5-20:~/PrateekOS/LAB-2$ sed 's/:IT/:Information Technology/' StudentInformation.txt</text:p>
      <text:p text:style-name="P1">210911194:abc:ICT:Information Technology:A:DAA:OS:Al</text:p>
      <text:p text:style-name="P1">210911180:bfd:ICT:CCE:A:DBS:AL:OS</text:p>
      <text:p text:style-name="P1">210914324</text:p>
      <text:p text:style-name="P1">210911125:terg:cse:c:flat:dbs:es<text:tab/></text:p>
      <text:p text:style-name="P1"/>
      <text:p text:style-name="P1">student@MIT-ICT-LAB5-20:~/PrateekOS/LAB-2$ sed 's/:IT/:Information Technology/g' StudentInformation.txt &gt; Itstude.txt</text:p>
      <text:p text:style-name="P1">student@MIT-ICT-LAB5-20:~/PrateekOS/LAB-2$ sed 's/:IT:/:Information Technology:/g' StudentInformation.txt &gt; Itstude.txt</text:p>
      <text:p text:style-name="P1"/>
      <text:p text:style-name="P1"/>
      <text:p text:style-name="P1">5.</text:p>
      <text:p text:style-name="P1"/>
      <text:p text:style-name="P1">tudent@MIT-ICT-LAB5-20:~/PrateekOS/LAB-2$ grep -l [a-z]* | xargs wc -lwc</text:p>
      <text:p text:style-name="P1"><text:s text:c="6"/>0 <text:s text:c="6"/>0 <text:s text:c="6"/>0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0:53:52.002253241</meta:creation-date>
    <dc:date>2023-06-19T11:35:10.295321278</dc:date>
    <meta:editing-duration>PT31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9" meta:paragraph-count="432" meta:word-count="977" meta:character-count="9811" meta:non-whitespace-character-count="9017"/>
  </office:meta>
</office:document-meta>
</file>